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procédé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elle était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text:p text:style-name="Standard"/>
      <text:p text:style-name="Standard">Ainsi, voici ce qui était arrivé à la Daënare. Le cynisme dont faisait preuve son prédateur choqua presque plus Eléonore que la nouvelle de la mort de sa compagne d'un soir. De la part d'un être qui n'avait pas été à même de percevoir l'ironie de sa réponse concernant la manière dont elle voulait mourir, porter ainsi les vêtements de sa victime était d'un sordide qui aggravait encore un peu l'état de l'esprit d'ordinaire bien plus accroché que ça de la jeune femme. Toujours en proie à la même panique tétanisante, l'anomalie tendit lentement la main gauche vers la garde de son sabre. Allait-elle aller jusqu'à lui faciliter la vie ? Lui offrir la satisfaction de ne même pas avoir à se salir les mains ? La pensée la révulsait, pourtant Eléonore était toujours incapable de contrôler ses mouvements et on pouvait lire dans son regard de jade un sentiment d'impuissance horrifiée alors qu'elle regardait horrifiée ses mains positionner la lame au dessus de son poitrail, à l'endroit exact où son cœur se tenait, quelques centimètres plus bas, battant à lui rompre la cage thoracique. De longues secondes s'écoulèrent sans qu'elle ne puisse effectuer le moindre geste, ses yeux écarquillés braqués sur le métal qui menaçait de mettre fin à ses jours à tout moment sous sa propre impulsion.</text:p>
      <text:p text:style-name="Standard"/>
      <text:p text:style-name="Standard">-Allez, montre moi ce que t'as dans le caleçon avant que j'aille voir moi-même !</text:p>
      <text:p text:style-name="Standard"/>
      <text:p text:style-name="Standard">La voix arracha même un cri de stupeur à la Zagashienne. Ce n'était absolument pas la voix éthérée du régisseur qu'elle venait d'entendre. Son visage crispé se tourna à nouveau dans la direction de celui-ci, visiblement épouvantée à l'idée de ce qu'elle pourrait découvrir. Et la surprise fut de taille. De Sousa. Toujours affublé cependant du chapeau qui n'était absolument pas son tricorne usuel. Bouche bée, Eléonore regardait avec alternance le pirate assis au bord du lit et la pointe de son épée <text:soft-page-break/>qui, dans un mouvement inexorable, descendait vers son cœur. La panique qui séquestrait l'intégralité de son corps n'était qu'exacerbée par le rire dément de son capitaine et son incapacité à comprendre la situation. Lentement, centimètre par centimètre, le fer s'approchait. Jusqu'à ce que le contact, froid comme la mort, se fasse.</text:p>
      <text:p text:style-name="Standard"/>
      <text:p text:style-name="Standard">-----------------------------------------------------</text:p>
      <text:p text:style-name="Standard"/>
      <text:p text:style-name="Standard">Eléonore s'éveilla dans un cri de stupeur. Dans ce qui était plus un réflexe musculaire qu'un acte réellement conscient, elle se saisit de la garde de son sabre, accroché à la tête de son lit [i]via[/i] sa ceinture. Haletante, la jeune femme parvint non sans mal à se hisser sur ses bras. Assise au milieu du lit, elle tenta de remettre de l'ordre dans ses idées. Ce n'était qu'un rêve. Un horrible cauchemar. Peinant à sortir de sa torpeur, l'anomalie observa ses mains tremblantes. Le matelas était gorgé de sueur et ses draps avaient volé aux quatre coins de la pièce. Soudainement, elle fut prise d'un violent malaise qui la força à se plier en deux pour rendre le peu qu'elle avait dans l'estomac au pied du lit. Le souffle rauque, toujours en proie à la paralysie du sommeil, la demoiselle aux cheveux dorés se passait une main sur son front brillant lorsqu'elle comprit. La connexion qui les liait, pour le pire ou encore pire, l'avait paradoxalement éveillée. Ce n'était pas qu'un simple rêve. C'était une vision. [i]Il[/i] arrivait.</text:p>
      <text:p text:style-name="Standard"/>
      <text:p text:style-name="Standard">Le cauchemar pouvait enfin commencer.</text:p>
      <text:p text:style-name="P1">[i]Déjà vu[/i]. L'impression était macabrement saisissante. La boule qui nouait l'estomac d'Eléonore à cet instant précis faisait écho avec effroi à ses pensées embrumées et au souvenir terrifiant du cauchemar qu'elle venait de faire. Bouclant en toute hâte sa ceinture, la jeune femme à la chevelure d'or revivait au ralenti l'exacte scène de ses songes. Elle était saisie de tremblements incontrôlables et chacun de ses gestes était emprunt d'une fébrilité qu'on ne lui connaissait pas, si bien qu'elle était contrainte de s'y prendre à plusieurs fois pour accomplir la moindre manœuvre qu'elle entreprenait. En une petite minute -pourtant bien trop longue à ses yeux-, l'anomalie était parée à déguerpir, et elle ne se fit pas prier.</text:p>
      <text:p text:style-name="Standard"/>
      <text:p text:style-name="Standard">Des pensées toutes plus néfastes les unes que les autres se bousculaient dans sa tête. Le Régisseur était désormais si proche qu'elle pouvait sentir sa présence vibrer dans chaque parcelle de son corps jusqu'aux tréfonds de son âme. C'était de loin la pire sensation qu'il ait été donnée à l'hydromancienne de ressentir. Savoir ce tueur à ses trousses réussissait sans mal à faire fléchir l'esprit pourtant accroché de la soldate. Celle-ci le savait. Elle n'était pas prête. Pas assez préparée pour un affrontement de cette taille-là. Les légendes qui enveloppaient le mythe des Régisseurs étaient légion et pas une d'entre elle ne faisait la part belle à leurs victimes. Un combat de ce type nécessitait une préparation, un plan pour faire front. Et même dans ce cas-là la victoire, et même la survie, était loin d'être garantie. Eléonore n'avait rien.</text:p>
      <text:p text:style-name="Standard"/>
      <text:p text:style-name="Standard">Cette dernière se précipitait vers la porte de la chambre qu'elle occupait toujours lorsqu'un doute l'assaillit. La main sur la poignée, elle interrompit sa course effrenée l'espace d'un moment. Si son cauchemar avait réellement des vertues prémonitoires, sur le palier devait se trouver... rien. Légèrement décontenancée, la demoiselle resta interdite une autre fraction de seconde. Son poursuivant aurait dû se trouver à cet endroit précis. Mais son hésitation fut de courte durée alors que la lumière qui baignait le bâtiment vacillait pendant un court moment et qu'une étrange sensation saisissait ses pensées, comme une vibration qui résonnait en elle. Ce phénomène ne pouvait être que le fruit de l'utilisation de magie, ce qui dissipa instantanément les doutes d'Eléonore. Il était bien là. Pour elle. Le soudain vacarme provenant d'une chambre voisine acheva de la convaincre et elle se remit à courir comme une dératée en direction des escaliers. </text:p>
      <text:p text:style-name="Standard"/>
      <text:p text:style-name="Standard">L'anomalie avala les marches quatre à quatre pour se retrouver en quelques secondes au rez-de-chaussée. Instantanément, ses iris de jade se posèrent sur une silhouette sortant du lot, tranquillement attablée comme un banal client, se payant le luxe de garder les paupières closes, comme si ce qu'il se passait autour d'elle ne l'intéressait ou ne la concernait pas. Le sang d'Eléonore ne fit qu'un tour alors qu'une foule incontrôlable d'émotions s'emparait d'elle. La Zagashienne ne prêta aucune attention à l'agitation -dont elle était en partie la source malgré elle- qui régnait dans l'auberge, pas plus qu'aux regards qui se tournèrent comme un seul homme dans sa direction. Elle pétait les plombs, mais sans abandonner, ni baisser les bras. Déjà, le pas de velours qui pourtant se veut lourd du Muursüld se faisait entendre sur ses talons.</text:p>
      <text:p text:style-name="Standard"/>
      <text:p text:style-name="Standard">S'ensuivit alors l'acte le plus brave et le plus stupide de la courte vie de notre héroïne aux cheveux d'or. La simple vision de son ennemi héréditaire avait terminé le travail de sape de ses capacités mentales que cette dernière s'était elle-même infligé. Ses pensées n'étaient plus qu'un voile indéchiffrable, la laissant incapable d'agir de manière sensée. Le chuintement métallique de la lame que l'on extirpe de son fourreau retentit dans la pièce un instant avant qu'Eléonore ne se jette sur le Régisseur, espérant peut-être profiter d'un quelconque effet de surprise pour lui enfoncer son épée dans le cœur jusqu'à la garde. La bêtise de cette action faisait écho à merveille à la crainte qu'elle avait éprouvée jusqu'à présent. Faisait-elle si peu confiance que cela à ses trip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23-01-11T11:46:40.70</dc:date>
    <meta:editing-duration>P2DT5H51M24S</meta:editing-duration>
    <meta:editing-cycles>2188</meta:editing-cycles>
    <meta:generator>OpenOffice/4.1.13$Win32 OpenOffice.org_project/4113m1$Build-9810</meta:generator>
    <meta:document-statistic meta:table-count="0" meta:image-count="0" meta:object-count="0" meta:page-count="20" meta:paragraph-count="101" meta:word-count="9964" meta:character-count="60807"/>
  </office:meta>
</office:document-meta>
</file>